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7C000001403CDA806DF3E59697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TC" svg:font-family="'PingFang T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15.402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6.553cm, 0cm, 0cm)" draw:image-opacity="100%" style:mirror="none"/>
    </style:style>
    <style:style style:name="gr3" style:family="graphic" style:parent-style-name="standard">
      <style:graphic-properties svg:stroke-color="#ff0000" draw:fill-color="#e8f2a1" draw:textarea-horizontal-align="justify" draw:textarea-vertical-align="middle" draw:auto-grow-height="false" fo:min-height="1.782cm" fo:min-width="7.1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objectwithoutfill">
      <style:graphic-properties draw:marker-end="Arrow" draw:marker-end-width="0.3cm" draw:fill="solid" draw:fill-color="#ffffff" draw:textarea-vertical-align="middle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standard">
      <style:graphic-properties svg:stroke-color="#ff4000" draw:fill-color="#ffffff" draw:textarea-horizontal-align="justify" draw:textarea-vertical-align="middle" draw:auto-grow-height="false" fo:min-height="2.804cm" fo:min-width="1.476cm"/>
    </style:style>
    <style:style style:name="gr8" style:family="graphic" style:parent-style-name="standard">
      <style:graphic-properties svg:stroke-color="#ff0000" draw:fill-color="#ffb66c" draw:textarea-horizontal-align="justify" draw:textarea-vertical-align="middle" draw:auto-grow-height="false" fo:min-height="2.624cm" fo:min-width="3.092cm"/>
    </style:style>
    <style:style style:name="gr9" style:family="graphic" style:parent-style-name="standard">
      <style:graphic-properties svg:stroke-color="#ff4000" draw:fill-color="#ffffff" draw:textarea-horizontal-align="justify" draw:textarea-vertical-align="middle" draw:auto-grow-height="false" fo:min-height="1.617cm" fo:min-width="1.197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e8f2a1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-color="#ffb66c"/>
      <style:paragraph-properties fo:text-align="center"/>
    </style:style>
    <style:style style:name="P8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7.112cm" svg:height="4.997cm" svg:x="3.556cm" svg:y="2.623cm">
          <draw:image xlink:href="Pictures/100000000000037C000001403CDA806DF3E59697.jpg" xlink:type="simple" xlink:show="embed" xlink:actuate="onLoad" loext:mime-type="image/jpeg">
            <text:p/>
          </draw:image>
        </draw:frame>
        <draw:frame draw:style-name="gr2" draw:text-style-name="P1" draw:layer="layout" svg:width="6.602cm" svg:height="4.997cm" svg:x="19.05cm" svg:y="2.54cm">
          <draw:image xlink:href="Pictures/100000000000037C000001403CDA806DF3E59697.jpg" xlink:type="simple" xlink:show="embed" xlink:actuate="onLoad" loext:mime-type="image/jpeg">
            <text:p/>
          </draw:image>
        </draw:frame>
        <draw:custom-shape draw:name="hi" draw:style-name="gr3" draw:text-style-name="P2" draw:layer="layout" svg:width="7.62cm" svg:height="2.032cm" svg:x="10.922cm" svg:y="12.192cm">
          <text:p text:style-name="P1">Primitive detritivore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794cm" svg:height="0.962cm" svg:x="5.842cm" svg:y="7.674cm">
          <draw:text-box>
            <text:p>cell-free</text:p>
          </draw:text-box>
        </draw:frame>
        <draw:frame draw:style-name="gr4" draw:text-style-name="P3" draw:layer="layout" svg:width="2.794cm" svg:height="0.962cm" svg:x="21.336cm" svg:y="7.674cm">
          <draw:text-box>
            <text:p>cell-free</text:p>
          </draw:text-box>
        </draw:frame>
        <draw:line draw:style-name="gr5" draw:text-style-name="P4" draw:layer="layout" svg:x1="1.524cm" svg:y1="1.016cm" svg:x2="4.064cm" svg:y2="3.556cm">
          <text:p text:style-name="P1">Light</text:p>
        </draw:line>
        <draw:line draw:style-name="gr6" draw:text-style-name="P5" draw:layer="layout" svg:x1="10.668cm" svg:y1="4.572cm" svg:x2="19.05cm" svg:y2="4.572cm">
          <text:p text:style-name="P1">Sugar</text:p>
        </draw:line>
        <draw:line draw:style-name="gr6" draw:text-style-name="P5" draw:layer="layout" svg:x1="20.574cm" svg:y1="7.366cm" svg:x2="18.288cm" svg:y2="12.192cm">
          <text:p text:style-name="P1">Metabolic prod</text:p>
        </draw:line>
        <draw:line draw:style-name="gr6" draw:text-style-name="P5" draw:layer="layout" svg:x1="10.922cm" svg:y1="12.192cm" svg:x2="8.636cm" svg:y2="7.62cm">
          <text:p text:style-name="P1">Inorganic nutri</text:p>
        </draw:line>
        <draw:custom-shape draw:style-name="gr7" draw:text-style-name="P6" draw:layer="layout" svg:width="2.794cm" svg:height="4.318cm" draw:transform="rotate (0.212755635818109) translate (23.452cm 7.8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24.638cm" svg:y1="6.858cm" svg:x2="25.908cm" svg:y2="12.446cm">
          <text:p text:style-name="P1">ATP yield</text:p>
        </draw:line>
        <draw:custom-shape draw:style-name="gr8" draw:text-style-name="P7" draw:layer="layout" svg:width="5.08cm" svg:height="4.064cm" svg:x="11.938cm" svg:y="6.35cm">
          <text:p text:style-name="P1">Macro- &amp; micro-</text:p>
          <text:p text:style-name="P1">nutrient cycl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2.399cm" svg:height="2.639cm" draw:transform="skewX (0.654498469497873) rotate (0.0925024503556995) translate (14.014cm 1.64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6" draw:text-style-name="P5" draw:layer="layout" svg:x1="12.954cm" svg:y1="4.572cm" svg:x2="15.748cm" svg:y2="1.27cm">
          <text:p text:style-name="P1">Extra sugar</text:p>
        </draw:line>
        <presentation:notes draw:style-name="dp2">
          <draw:page-thumbnail draw:style-name="gr10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TC" svg:font-family="'PingFang T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TC" style:font-family-asian="'PingFang T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TC" style:font-family-asian="'PingFang T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TC" style:font-family-asian="'PingFang T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TC" style:font-family-asian="'PingFang T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TC" style:font-family-asian="'PingFang T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9-11-06T13:58:15.927244698</meta:creation-date>
    <dc:date>2019-11-06T14:44:47.701913321</dc:date>
    <meta:editing-duration>PT12M18S</meta:editing-duration>
    <meta:editing-cycles>3</meta:editing-cycles>
    <meta:generator>LibreOffice/6.3.2.2$MacOSX_X86_64 LibreOffice_project/98b30e735bda24bc04ab42594c85f7fd8be07b9c</meta:generator>
    <meta:document-statistic meta:object-count="37"/>
  </office:meta>
</office:document-meta>
</file>